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</office:font-face-decls>
  <office:automatic-styles>
    <style:style style:name="Table1" style:family="table">
      <style:table-properties style:width="6.931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0.9417in"/>
    </style:style>
    <style:style style:name="Table1.C" style:family="table-column">
      <style:table-column-properties style:column-width="2.6833in"/>
    </style:style>
    <style:style style:name="Table1.D" style:family="table-column">
      <style:table-column-properties style:column-width="2.246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8" style:family="table-row">
      <style:table-row-properties style:min-row-height="0.1in"/>
    </style:style>
    <style:style style:name="Table1.73" style:family="table-row">
      <style:table-row-properties style:min-row-height="0.3125in"/>
    </style:style>
    <style:style style:name="P1" style:family="paragraph" style:parent-style-name="Standard">
      <style:text-properties style:font-name="UD Digi Kyokasho N-R" fo:font-size="12pt" style:font-name-asian="UD Digi Kyokasho N-R" style:font-size-asian="12pt" style:font-size-complex="12pt"/>
    </style:style>
    <style:style style:name="P2" style:family="paragraph" style:parent-style-name="Standard">
      <style:text-properties style:font-name="UD Digi Kyokasho N-R" fo:font-size="12pt" officeooo:rsid="001b69de" officeooo:paragraph-rsid="001b69de" style:font-name-asian="UD Digi Kyokasho N-R" style:font-size-asian="12pt" style:font-size-complex="12pt"/>
    </style:style>
    <style:style style:name="P3" style:family="paragraph" style:parent-style-name="Table_20_Contents">
      <style:text-properties style:font-name="UD Digi Kyokasho N-R" fo:font-size="12pt" officeooo:rsid="00097277" officeooo:paragraph-rsid="00097277" style:font-name-asian="UD Digi Kyokasho N-R" style:font-size-asian="12pt" style:font-size-complex="12pt"/>
    </style:style>
    <style:style style:name="P4" style:family="paragraph" style:parent-style-name="Table_20_Contents">
      <style:text-properties style:font-name="UD Digi Kyokasho N-R" fo:font-size="12pt" officeooo:rsid="0013392d" officeooo:paragraph-rsid="0013392d" style:font-name-asian="UD Digi Kyokasho N-R" style:font-size-asian="12pt" style:font-size-complex="12pt"/>
    </style:style>
    <style:style style:name="P5" style:family="paragraph" style:parent-style-name="Table_20_Contents">
      <style:text-properties style:font-name="UD Digi Kyokasho N-R" fo:font-size="12pt" style:font-name-asian="UD Digi Kyokasho N-R" style:font-size-asian="12pt" style:font-size-complex="12pt"/>
    </style:style>
    <style:style style:name="P6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7" style:family="paragraph" style:parent-style-name="Table_20_Contents">
      <style:text-properties style:font-name="UD Digi Kyokasho N-R" fo:font-size="20pt" officeooo:paragraph-rsid="001fe172" style:font-name-asian="UD Digi Kyokasho N-R" style:font-size-asian="20pt" style:font-size-complex="20pt"/>
    </style:style>
    <style:style style:name="P8" style:family="paragraph" style:parent-style-name="Table_20_Contents">
      <style:text-properties style:font-name="UD Digi Kyokasho N-R" fo:font-size="20pt" officeooo:paragraph-rsid="0024f692" style:font-name-asian="UD Digi Kyokasho N-R" style:font-size-asian="20pt" style:font-size-complex="20pt"/>
    </style:style>
    <style:style style:name="P9" style:family="paragraph" style:parent-style-name="Table_20_Contents">
      <style:text-properties style:font-name="UD Digi Kyokasho N-R" fo:font-size="20pt" officeooo:paragraph-rsid="00334510" style:font-name-asian="UD Digi Kyokasho N-R" style:font-size-asian="20pt" style:font-size-complex="20pt"/>
    </style:style>
    <style:style style:name="P10" style:family="paragraph" style:parent-style-name="Table_20_Contents">
      <style:text-properties style:font-name="UD Digi Kyokasho N-R" fo:font-size="20pt" officeooo:paragraph-rsid="0035fb7b" style:font-name-asian="UD Digi Kyokasho N-R" style:font-size-asian="20pt" style:font-size-complex="20pt"/>
    </style:style>
    <style:style style:name="P11" style:family="paragraph" style:parent-style-name="Table_20_Contents">
      <style:text-properties style:font-name="UD Digi Kyokasho N-R" fo:font-size="20pt" officeooo:paragraph-rsid="004232c6" style:font-name-asian="UD Digi Kyokasho N-R" style:font-size-asian="20pt" style:font-size-complex="20pt"/>
    </style:style>
    <style:style style:name="P12" style:family="paragraph" style:parent-style-name="Table_20_Contents">
      <style:text-properties style:font-name="UD Digi Kyokasho N-R" fo:font-size="20pt" officeooo:paragraph-rsid="00446957" style:font-name-asian="UD Digi Kyokasho N-R" style:font-size-asian="20pt" style:font-size-complex="20pt"/>
    </style:style>
    <style:style style:name="P13" style:family="paragraph" style:parent-style-name="Table_20_Contents">
      <style:text-properties style:font-name="UD Digi Kyokasho N-R" fo:font-size="20pt" officeooo:paragraph-rsid="0037a4e7" style:font-name-asian="UD Digi Kyokasho N-R" style:font-size-asian="17.5pt" style:font-size-complex="20pt"/>
    </style:style>
    <style:style style:name="P14" style:family="paragraph" style:parent-style-name="Heading_20_1">
      <style:text-properties style:font-name="UD Digi Kyokasho N-R" fo:font-size="20pt" fo:font-weight="normal" style:font-name-asian="UD Digi Kyokasho N-R" style:font-size-asian="20pt" style:font-weight-asian="normal" style:font-size-complex="20pt" style:font-weight-complex="normal"/>
    </style:style>
    <style:style style:name="P15" style:family="paragraph" style:parent-style-name="Table_20_Contents"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16" style:family="paragraph" style:parent-style-name="Table_20_Contents">
      <style:text-properties fo:font-variant="normal" fo:text-transform="none" style:font-name="UD Digi Kyokasho N-R" fo:font-size="20pt" officeooo:paragraph-rsid="000ea11f" style:font-name-asian="UD Digi Kyokasho N-R" style:font-size-asian="20pt" style:language-asian="zh" style:country-asian="CN" style:font-style-asian="normal" style:font-size-complex="20pt"/>
    </style:style>
    <style:style style:name="P17" style:family="paragraph" style:parent-style-name="Table_20_Contents">
      <style:text-properties fo:font-size="20pt" style:font-name-asian="UD Digi Kyokasho N-R" style:font-size-asian="20pt" style:font-size-complex="20pt"/>
    </style:style>
    <style:style style:name="P18" style:family="paragraph" style:parent-style-name="Table_20_Contents">
      <style:text-properties fo:font-size="20pt" style:font-size-asian="20pt" style:font-size-complex="20pt"/>
    </style:style>
    <style:style style:name="P19" style:family="paragraph" style:parent-style-name="Heading_20_1">
      <style:text-properties style:font-name="UD Digi Kyokasho N-R" fo:font-size="20pt" fo:font-weight="normal" style:font-name-asian="UD Digi Kyokasho N-R" style:font-size-asian="20pt" style:font-weight-asian="normal" style:font-size-complex="20pt" style:font-weight-complex="normal"/>
    </style:style>
    <style:style style:name="P20" style:family="paragraph" style:parent-style-name="Table_20_Contents" style:list-style-name="L1">
      <style:text-properties style:font-name="UD Digi Kyokasho N-R" fo:font-size="12pt" style:font-name-asian="UD Digi Kyokasho N-R" style:font-size-asian="12pt" style:font-size-complex="12pt"/>
    </style:style>
    <style:style style:name="P21" style:family="paragraph" style:parent-style-name="Table_20_Contents" style:list-style-name="L1">
      <style:text-properties style:font-name="UD Digi Kyokasho N-R" fo:font-size="12pt" officeooo:rsid="000cf0db" officeooo:paragraph-rsid="000cf0db" style:font-name-asian="UD Digi Kyokasho N-R" style:font-size-asian="12pt" style:font-size-complex="12pt"/>
    </style:style>
    <style:style style:name="T1" style:family="text">
      <style:text-properties style:font-name="UD Digi Kyokasho N-R"/>
    </style:style>
    <style:style style:name="T2" style:family="text">
      <style:text-properties style:font-name="UD Digi Kyokasho N-R" fo:font-size="20pt" style:font-name-asian="UD Digi Kyokasho N-R" style:font-size-asian="20pt" style:font-size-complex="20pt"/>
    </style:style>
    <style:style style:name="T3" style:family="text">
      <style:text-properties style:font-name="UD Digi Kyokasho N-R" style:font-name-asian="UD Digi Kyokasho N-R"/>
    </style:style>
    <style:style style:name="T4" style:family="text">
      <style:text-properties fo:font-size="20pt" style:font-name-asian="UD Digi Kyokasho N-R" style:font-size-asian="20pt" style:font-size-complex="20pt"/>
    </style:style>
    <style:style style:name="T5" style:family="text">
      <style:text-properties style:font-name-asian="UD Digi Kyokasho N-R" style:language-asian="ja" style:country-asian="JP"/>
    </style:style>
    <style:style style:name="Ru1" style:family="ruby">
      <style:ruby-properties style:ruby-align="left" style:ruby-position="above" loext:ruby-position="abov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Radical</text:p>
          </table:table-cell>
          <table:table-cell table:style-name="Table1.A1" office:value-type="string">
            <text:p text:style-name="P3">Kanji</text:p>
          </table:table-cell>
          <table:table-cell table:style-name="Table1.D1" office:value-type="string">
            <text:p text:style-name="P4">Example</text:p>
          </table:table-cell>
        </table:table-row>
        <table:table-row table:style-name="Table1.2">
          <table:table-cell table:style-name="Table1.A2" office:value-type="string">
            <text:list xml:id="list696203615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5">一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32776348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5">丨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8718510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3271475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12123379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0261389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8">
          <table:table-cell table:style-name="Table1.A2" office:value-type="string">
            <text:list xml:id="list9554770035367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7807581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82035754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Table_20_Contents"><text:span text:style-name="T2">人</text:span><text:span text:style-name="T4">亻</text:span></text:p>
          </table:table-cell>
          <table:table-cell table:style-name="Table1.A2" office:value-type="string">
            <text:p text:style-name="Table_20_Contents"><text:span text:style-name="T2">人　</text:span><text:span text:style-name="T4">付　会</text:span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076149466" text:continue-numbering="true" text:style-name="L1">
              <text:list-item>
                <text:p text:style-name="P21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1799101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8956002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2690318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6">冂</text:p>
          </table:table-cell>
          <table:table-cell table:style-name="Table1.A2" office:value-type="string">
            <text:p text:style-name="P6">円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8293899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55157155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37533276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20306500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32586355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0757787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02615519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50017584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1075296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00248944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72872715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9253913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8274138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0385365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36123879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7710117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6">又</text:p>
          </table:table-cell>
          <table:table-cell table:style-name="Table1.A2" office:value-type="string">
            <text:p text:style-name="P6">受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12802868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0782753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7">囗</text:p>
          </table:table-cell>
          <table:table-cell table:style-name="Table1.A2" office:value-type="string">
            <text:p text:style-name="P7">図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27580202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6"><text:ruby text:style-name="Ru1"><text:ruby-base>土</text:ruby-base><text:ruby-text>と</text:ruby-text></text:ruby></text:p>
          </table:table-cell>
          <table:table-cell table:style-name="Table1.A2" office:value-type="string">
            <text:p text:style-name="P17">場　<text:ruby text:style-name="Ru1"><text:ruby-base>堂</text:ruby-base><text:ruby-text>どう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96715042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6">士</text:p>
          </table:table-cell>
          <table:table-cell table:style-name="Table1.A2" office:value-type="string">
            <text:p text:style-name="P6">売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79142876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9554818044858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0962505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10807389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0304281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3191381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h text:style-name="P14" text:outline-level="1"><text:bookmark text:name="firstHeading1"/><text:ruby text:style-name="Ru1"><text:ruby-base>子</text:ruby-base><text:ruby-text>し</text:ruby-text></text:ruby></text:h>
          </table:table-cell>
          <table:table-cell table:style-name="Table1.A2" office:value-type="string">
            <text:p text:style-name="P6"><text:ruby text:style-name="Ru1"><text:ruby-base>学</text:ruby-base><text:ruby-text>がく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9471988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6">宀</text:p>
          </table:table-cell>
          <table:table-cell table:style-name="Table1.A2" office:value-type="string">
            <text:p text:style-name="P6">室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79868883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78923585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8">小⺌𭕄</text:p>
          </table:table-cell>
          <table:table-cell table:style-name="Table1.A2" office:value-type="string">
            <text:p text:style-name="P6">当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70090817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70345179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93117463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1170902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78436608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08585283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00957947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6712950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1731124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03613201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04329006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09022445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1637359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6">廾</text:p>
          </table:table-cell>
          <table:table-cell table:style-name="Table1.A2" office:value-type="string">
            <text:p text:style-name="P6">弁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91935892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91169790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5877071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5125149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6">彡</text:p>
          </table:table-cell>
          <table:table-cell table:style-name="Table1.A2" office:value-type="string">
            <text:p text:style-name="P6">形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4388177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2127429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50466718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51604696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50555884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71081514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5751565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7"><text:span text:style-name="T1">攴</text:span>攵</text:p>
          </table:table-cell>
          <table:table-cell table:style-name="Table1.A2" office:value-type="string">
            <text:p text:style-name="P6">教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32453396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7953927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6278976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9554873582300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1137742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73">
          <table:table-cell table:style-name="Table1.A2" office:value-type="string">
            <text:list xml:id="list9554804871766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6">日</text:p>
          </table:table-cell>
          <table:table-cell table:style-name="Table1.A2" office:value-type="string">
            <text:p text:style-name="P10">映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5944398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6">曰</text:p>
          </table:table-cell>
          <table:table-cell table:style-name="Table1.A2" office:value-type="string">
            <text:p text:style-name="P6">書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23771761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09304953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6"><text:ruby text:style-name="Ru1"><text:ruby-base>木</text:ruby-base><text:ruby-text>ぼく</text:ruby-text></text:ruby></text:p>
          </table:table-cell>
          <table:table-cell table:style-name="Table1.A2" office:value-type="string">
            <text:p text:style-name="P17"><text:ruby text:style-name="Ru1"><text:ruby-base>校</text:ruby-base><text:ruby-text>こう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8495093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7870027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5964398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03079074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04249064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1514171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73933793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00053035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02748986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8405386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6026193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6336159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7542701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7066924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7631878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71036938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84850259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5235547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6686034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65325056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2857867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27592138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6112052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00942139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15329775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12381394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92034873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3"><text:ruby text:style-name="Ru1"><text:ruby-base>田</text:ruby-base><text:ruby-text>でん</text:ruby-text></text:ruby></text:p>
          </table:table-cell>
          <table:table-cell table:style-name="Table1.A2" office:value-type="string">
            <text:p text:style-name="P13"><text:ruby text:style-name="Ru1"><text:ruby-base>画</text:ruby-base><text:ruby-text>が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20639133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91952987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7546578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0252147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9554765538235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52417098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19693619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1720232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26045720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58413020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09349217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27384184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27791919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14199979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71962013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8148570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58755104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86379098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89309300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08507960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5952050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24008419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63085182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38383798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11000299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15687978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71162436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7803265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91195551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85876407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52341253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52558024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6594080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0859590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30651711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23534550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3897094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5715592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24374934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6119980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4411287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18162381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2"><text:ruby text:style-name="Ru1"><text:ruby-base>行</text:ruby-base><text:ruby-text>こう</text:ruby-text></text:ruby></text:p>
          </table:table-cell>
          <table:table-cell table:style-name="Table1.A2" office:value-type="string">
            <text:p text:style-name="P6"><text:ruby text:style-name="Ru1"><text:ruby-base>行</text:ruby-base><text:ruby-text>こう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8911960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9554831673995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4818996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11863241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3372357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97733669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16182050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6106876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34818530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07969083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97990255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9492228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23473327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5960375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29020568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8444635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05492308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4131104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696731403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6920520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96113984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13711006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18613158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h text:style-name="P14" text:outline-level="1"><text:bookmark text:name="firstHeading"/><text:ruby text:style-name="Ru1"><text:ruby-base>金</text:ruby-base><text:ruby-text>きん</text:ruby-text></text:ruby></text:h>
            <text:p text:style-name="P6"/>
          </table:table-cell>
          <table:table-cell table:style-name="Table1.A2" office:value-type="string">
            <text:p text:style-name="P11"><text:ruby text:style-name="Ru1"><text:ruby-base>銀</text:ruby-base><text:ruby-text>ぎん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8890447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53144506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1504240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4540755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3958357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82906315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91208675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7710571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9947175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24804125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68101742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90053006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4249759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3384445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list xml:id="list9554832891179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29198857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5459823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18"><text:ruby text:style-name="Ru1"><text:ruby-base><text:span text:style-name="T3">食</text:span></text:ruby-base><text:ruby-text>しょく</text:ruby-text></text:ruby><text:span text:style-name="T3">　</text:span><text:ruby text:style-name="Ru1"><text:ruby-base><text:span text:style-name="T5">飠</text:span></text:ruby-base><text:ruby-text>しょくへん</text:ruby-text></text:ruby></text:p>
          </table:table-cell>
          <table:table-cell table:style-name="Table1.A2" office:value-type="string">
            <text:p text:style-name="P9"><text:ruby text:style-name="Ru1"><text:ruby-base>食</text:ruby-base><text:ruby-text>しょく</text:ruby-text></text:ruby>　<text:ruby text:style-name="Ru1"><text:ruby-base>館</text:ruby-base><text:ruby-text>かん</text:ruby-text></text:ruby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77663581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14478843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57645867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903816362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94464956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19604951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0904912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91530147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3524515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84350304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25622536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92017610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26854789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35835637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72034686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345338094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991980903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69058208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07499141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8647716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7919379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422084169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905309968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269460771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93490046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479274430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8964269062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23713767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9016497728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list xml:id="list95547678635305" text:continue-numbering="true" text:style-name="L1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8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6:02:55.320434207</meta:creation-date>
    <dc:date>2023-12-21T09:55:46.399149500</dc:date>
    <meta:editing-duration>PT2H52M34S</meta:editing-duration>
    <meta:editing-cycles>48</meta:editing-cycles>
    <meta:generator>LibreOffice/7.3.7.2$Linux_X86_64 LibreOffice_project/30$Build-2</meta:generator>
    <meta:document-statistic meta:table-count="1" meta:image-count="0" meta:object-count="0" meta:page-count="6" meta:paragraph-count="258" meta:word-count="267" meta:character-count="823" meta:non-whitespace-character-count="818"/>
  </office:meta>
</office:document-meta>
</file>